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Arial" style:text-underline-style="solid" style:text-underline-width="auto" style:text-underline-color="font-color"/>
    </style:style>
    <style:style style:name="P4" style:family="paragraph" style:parent-style-name="Standard">
      <style:text-properties style:font-name="Arial" style:text-underline-style="none"/>
    </style:style>
    <style:style style:name="P5" style:family="paragraph" style:parent-style-name="Standard">
      <style:text-properties style:font-name="Arial"/>
    </style:style>
    <style:style style:name="P6" style:family="paragraph" style:parent-style-name="Standard">
      <style:text-properties style:font-name="Arial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KLADDLISTA OCH KOM IHÅG</text:p>
      <text:p text:style-name="P1"/>
      <text:p text:style-name="P3">Allmänt kom ihåg:</text:p>
      <text:p text:style-name="P1">Facebooksida till företaget</text:p>
      <text:p text:style-name="P1">Google Plus - bara med kontaktuppgifter</text:p>
      <text:p text:style-name="P1">Blogg/nyhetsflöde</text:p>
      <text:p text:style-name="P1">Retweet och dela/gilla-funktionalitet under inlägg</text:p>
      <text:p text:style-name="P1">Flerspråkig (om tid finns)</text:p>
      <text:p text:style-name="P1">Sticky Header (helst)</text:p>
      <text:p text:style-name="P1">Bilder och Fancybox (eller motsvarande)</text:p>
      <text:p text:style-name="P1">Kryssa i synbar på google på wordpressidan.</text:p>
      <text:p text:style-name="P1">Titlar på alla sidor</text:p>
      <text:p text:style-name="P1"/>
      <text:p text:style-name="P3">Frågor:</text:p>
      <text:p text:style-name="P1">Funkar det med sticky header och responsiv sida?</text:p>
      <text:p text:style-name="P1"/>
      <text:p text:style-name="P3">Grov planering:</text:p>
      <text:p text:style-name="P4">Skapa WP-projekt</text:p>
      <text:p text:style-name="P4">Gör enkel mall för sidan (HTML och CSS)</text:p>
      <text:p text:style-name="P4">Överför mallen till tema</text:p>
      <text:p text:style-name="P4">Gör bokningssidan (php mvc och mysql)</text:p>
      <text:p text:style-name="P4">Publicera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3T21:35:23</meta:creation-date>
    <dc:date>2014-05-02T12:04:12</dc:date>
    <meta:editing-duration>PT9M7S</meta:editing-duration>
    <meta:editing-cycles>6</meta:editing-cycles>
    <meta:generator>OpenOffice.org/3.4.1$Unix OpenOffice.org_project/341m1$Build-9593</meta:generator>
    <meta:document-statistic meta:table-count="0" meta:image-count="0" meta:object-count="0" meta:page-count="1" meta:paragraph-count="19" meta:word-count="77" meta:character-count="518"/>
  </office:meta>
</office:document-meta>
</file>